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491b5" officeooo:paragraph-rsid="0005b525"/>
    </style:style>
    <style:style style:name="P2" style:family="paragraph" style:parent-style-name="Standard">
      <style:text-properties style:text-underline-style="solid" style:text-underline-width="auto" style:text-underline-color="font-color" officeooo:rsid="000491b5" officeooo:paragraph-rsid="000491b5"/>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05b525" officeooo:paragraph-rsid="0005b525"/>
    </style:style>
    <style:style style:name="P4" style:family="paragraph" style:parent-style-name="Standard">
      <style:paragraph-properties fo:text-align="justify" style:justify-single-word="false"/>
      <style:text-properties style:text-underline-style="solid" style:text-underline-width="auto" style:text-underline-color="font-color" officeooo:rsid="000a437d" officeooo:paragraph-rsid="000a437d"/>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0db4f5" officeooo:paragraph-rsid="000db4f5"/>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0f4e69" officeooo:paragraph-rsid="000f4e69"/>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11e855" officeooo:paragraph-rsid="0011e855"/>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154aeb" officeooo:paragraph-rsid="00154ae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184716" officeooo:paragraph-rsid="00184716"/>
    </style:style>
    <style:style style:name="P10" style:family="paragraph" style:parent-style-name="Standard">
      <style:paragraph-properties fo:text-align="justify" style:justify-single-word="false"/>
      <style:text-properties style:text-underline-style="none" officeooo:rsid="0006aee2" officeooo:paragraph-rsid="0006aee2"/>
    </style:style>
    <style:style style:name="P11" style:family="paragraph" style:parent-style-name="Standard">
      <style:paragraph-properties fo:text-align="justify" style:justify-single-word="false"/>
      <style:text-properties style:text-underline-style="none" officeooo:rsid="000c7b72" officeooo:paragraph-rsid="000a437d"/>
    </style:style>
    <style:style style:name="P12" style:family="paragraph" style:parent-style-name="Standard">
      <style:paragraph-properties fo:text-align="justify" style:justify-single-word="false"/>
      <style:text-properties style:text-underline-style="none" officeooo:rsid="00100d27" officeooo:paragraph-rsid="000f4e69"/>
    </style:style>
    <style:style style:name="P13" style:family="paragraph" style:parent-style-name="Standard">
      <style:paragraph-properties fo:text-align="justify" style:justify-single-word="false"/>
      <style:text-properties style:text-underline-style="none" officeooo:rsid="00184716" officeooo:paragraph-rsid="00154aeb"/>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184716" officeooo:paragraph-rsid="00195c49"/>
    </style:style>
    <style:style style:name="P15" style:family="paragraph" style:parent-style-name="Standard">
      <style:paragraph-properties fo:text-align="justify" style:justify-single-word="false"/>
      <style:text-properties fo:color="#000000" loext:opacity="100%" fo:font-size="11pt" fo:language="en" fo:country="GB" style:text-underline-style="none" fo:font-weight="normal" officeooo:rsid="0026cff2" officeooo:paragraph-rsid="001c5921" style:font-size-asian="11pt" style:font-weight-asian="normal" style:font-size-complex="11pt" style:font-weight-complex="normal"/>
    </style:style>
    <style:style style:name="P16" style:family="paragraph" style:parent-style-name="Standard">
      <style:text-properties fo:color="#000000" loext:opacity="100%" fo:font-size="11pt" fo:language="en" fo:country="GB" style:text-underline-style="none" fo:font-weight="normal" officeooo:rsid="0020c5aa" officeooo:paragraph-rsid="001c5921" style:font-size-asian="11pt" style:font-weight-asian="normal" style:font-size-complex="11pt" style:font-weight-complex="normal"/>
    </style:style>
    <style:style style:name="P17" style:family="paragraph" style:parent-style-name="Standard">
      <style:text-properties fo:color="#000000" loext:opacity="100%" fo:font-size="11pt" fo:language="en" fo:country="GB" style:text-underline-style="none" fo:font-weight="normal" officeooo:rsid="0023d62d" officeooo:paragraph-rsid="001c5921" style:font-size-asian="11pt" style:font-weight-asian="normal" style:font-size-complex="11pt" style:font-weight-complex="normal"/>
    </style:style>
    <style:style style:name="P18" style:family="paragraph" style:parent-style-name="Standard">
      <style:text-properties fo:color="#000000" loext:opacity="100%" fo:font-size="11pt" fo:language="en" fo:country="GB" style:text-underline-style="none" fo:font-weight="normal" officeooo:rsid="0025896e" officeooo:paragraph-rsid="001c5921" style:font-size-asian="11pt" style:font-weight-asian="normal" style:font-size-complex="11pt" style:font-weight-complex="normal"/>
    </style:style>
    <style:style style:name="P19" style:family="paragraph" style:parent-style-name="Standard">
      <style:text-properties fo:color="#000000" loext:opacity="100%" fo:font-size="11pt" fo:language="en" fo:country="GB" fo:font-style="normal" style:text-underline-style="none" fo:font-weight="normal" officeooo:rsid="002cd010" officeooo:paragraph-rsid="001c5921" style:font-size-asian="11pt" style:font-style-asian="normal" style:font-weight-asian="normal" style:font-size-complex="11pt" style:font-style-complex="normal" style:font-weight-complex="normal"/>
    </style:style>
    <style:style style:name="P20" style:family="paragraph" style:parent-style-name="Standard">
      <style:text-properties fo:color="#000000" loext:opacity="100%" fo:font-size="11pt" fo:language="en" fo:country="GB" fo:font-style="normal" style:text-underline-style="none" fo:font-weight="normal" officeooo:rsid="0021fb91" officeooo:paragraph-rsid="001c5921" style:font-size-asian="11pt" style:font-style-asian="normal" style:font-weight-asian="normal" style:font-size-complex="11pt" style:font-style-complex="normal" style:font-weight-complex="normal"/>
    </style:style>
    <style:style style:name="P21" style:family="paragraph" style:parent-style-name="Standard">
      <style:text-properties fo:color="#000000" loext:opacity="100%" fo:font-size="11pt" fo:language="en" fo:country="GB" fo:font-style="normal" style:text-underline-style="none" fo:font-weight="normal" officeooo:rsid="0023d62d" officeooo:paragraph-rsid="001c5921" style:font-size-asian="11pt" style:font-style-asian="normal" style:font-weight-asian="normal" style:font-size-complex="11pt" style:font-style-complex="normal" style:font-weight-complex="normal"/>
    </style:style>
    <style:style style:name="P22" style:family="paragraph" style:parent-style-name="Standard">
      <style:text-properties fo:color="#000000" loext:opacity="100%" fo:font-size="11pt" fo:language="en" fo:country="GB" fo:font-style="normal" style:text-underline-style="none" fo:font-weight="normal" officeooo:rsid="0025896e" officeooo:paragraph-rsid="001c5921" style:font-size-asian="11pt" style:font-style-asian="normal" style:font-weight-asian="normal" style:font-size-complex="11pt" style:font-style-complex="normal" style:font-weight-complex="normal"/>
    </style:style>
    <style:style style:name="P23" style:family="paragraph" style:parent-style-name="Standard">
      <style:text-properties fo:color="#000000" loext:opacity="100%" fo:font-size="11pt" fo:language="en" fo:country="GB" fo:font-style="normal" style:text-underline-style="none" fo:font-weight="normal" officeooo:rsid="00262531" officeooo:paragraph-rsid="001c5921" style:font-size-asian="11pt" style:font-style-asian="normal" style:font-weight-asian="normal" style:font-size-complex="11pt" style:font-style-complex="normal" style:font-weight-complex="normal"/>
    </style:style>
    <style:style style:name="P24" style:family="paragraph" style:parent-style-name="Standard">
      <style:text-properties fo:language="en" fo:country="GB" officeooo:rsid="0019db15" officeooo:paragraph-rsid="001c5921"/>
    </style:style>
    <style:style style:name="P25" style:family="paragraph" style:parent-style-name="Standard">
      <style:text-properties fo:language="en" fo:country="GB" officeooo:rsid="001cb6de" officeooo:paragraph-rsid="001c5921"/>
    </style:style>
    <style:style style:name="T1" style:family="text">
      <style:text-properties officeooo:rsid="0004fe69"/>
    </style:style>
    <style:style style:name="T2" style:family="text">
      <style:text-properties officeooo:rsid="0005b525"/>
    </style:style>
    <style:style style:name="T3" style:family="text">
      <style:text-properties style:text-underline-style="none"/>
    </style:style>
    <style:style style:name="T4" style:family="text">
      <style:text-properties style:text-underline-style="none" officeooo:rsid="000b8dbd"/>
    </style:style>
    <style:style style:name="T5" style:family="text">
      <style:text-properties style:text-underline-style="none" officeooo:rsid="000bd444"/>
    </style:style>
    <style:style style:name="T6" style:family="text">
      <style:text-properties style:text-underline-style="none" officeooo:rsid="000c7b72"/>
    </style:style>
    <style:style style:name="T7" style:family="text">
      <style:text-properties style:text-underline-style="none" officeooo:rsid="000f4e69"/>
    </style:style>
    <style:style style:name="T8" style:family="text">
      <style:text-properties style:text-underline-style="none" officeooo:rsid="00100d27"/>
    </style:style>
    <style:style style:name="T9" style:family="text">
      <style:text-properties style:text-underline-style="none" officeooo:rsid="0011e855"/>
    </style:style>
    <style:style style:name="T10" style:family="text">
      <style:text-properties style:text-underline-style="none" officeooo:rsid="00135606"/>
    </style:style>
    <style:style style:name="T11" style:family="text">
      <style:text-properties style:text-underline-style="none" officeooo:rsid="00168998"/>
    </style:style>
    <style:style style:name="T12" style:family="text">
      <style:text-properties style:text-underline-style="none" officeooo:rsid="00184716"/>
    </style:style>
    <style:style style:name="T13" style:family="text">
      <style:text-properties style:text-underline-style="none" officeooo:rsid="00195c49"/>
    </style:style>
    <style:style style:name="T14" style:family="text">
      <style:text-properties style:text-underline-style="none" officeooo:rsid="001a2791"/>
    </style:style>
    <style:style style:name="T15" style:family="text">
      <style:text-properties style:text-underline-style="none" officeooo:rsid="001b492d"/>
    </style:style>
    <style:style style:name="T16" style:family="text">
      <style:text-properties style:text-underline-style="none" officeooo:rsid="001bd538"/>
    </style:style>
    <style:style style:name="T17" style:family="text">
      <style:text-properties officeooo:rsid="0007d80d"/>
    </style:style>
    <style:style style:name="T18" style:family="text">
      <style:text-properties officeooo:rsid="00080cf2"/>
    </style:style>
    <style:style style:name="T19" style:family="text">
      <style:text-properties officeooo:rsid="00087df8"/>
    </style:style>
    <style:style style:name="T20" style:family="text">
      <style:text-properties officeooo:rsid="000a437d"/>
    </style:style>
    <style:style style:name="T21" style:family="text">
      <style:text-properties officeooo:rsid="00100d27"/>
    </style:style>
    <style:style style:name="T22" style:family="text">
      <style:text-properties fo:font-style="normal" style:font-style-asian="normal" style:font-style-complex="normal"/>
    </style:style>
    <style:style style:name="T23" style:family="text">
      <style:text-properties fo:font-style="normal" officeooo:rsid="00262531" style:font-style-asian="normal" style:font-style-complex="normal"/>
    </style:style>
    <style:style style:name="T24" style:family="text">
      <style:text-properties fo:font-style="normal" officeooo:rsid="001a2791" style:font-style-asian="normal" style:font-style-complex="normal"/>
    </style:style>
    <style:style style:name="T25" style:family="text">
      <style:text-properties fo:font-style="normal" officeooo:rsid="0028e521" style:font-style-asian="normal" style:font-style-complex="normal"/>
    </style:style>
    <style:style style:name="T26" style:family="text">
      <style:text-properties fo:font-style="normal" officeooo:rsid="002cd010" style:font-style-asian="normal" style:font-style-complex="normal"/>
    </style:style>
    <style:style style:name="T27" style:family="text">
      <style:text-properties fo:font-style="normal" officeooo:rsid="0023d62d" style:font-style-asian="normal" style:font-style-complex="normal"/>
    </style:style>
    <style:style style:name="T28" style:family="text">
      <style:text-properties fo:font-style="normal" officeooo:rsid="0021fb91" style:font-style-asian="normal" style:font-style-complex="normal"/>
    </style:style>
    <style:style style:name="T29" style:family="text">
      <style:text-properties fo:font-style="normal" officeooo:rsid="0025896e" style:font-style-asian="normal" style:font-style-complex="normal"/>
    </style:style>
    <style:style style:name="T30" style:family="text">
      <style:text-properties fo:font-style="normal" officeooo:rsid="0028c1c5" style:font-style-asian="normal" style:font-style-complex="normal"/>
    </style:style>
    <style:style style:name="T31" style:family="text">
      <style:text-properties officeooo:rsid="001c3377"/>
    </style:style>
    <style:style style:name="T32" style:family="text">
      <style:text-properties officeooo:rsid="0027f821"/>
    </style:style>
    <style:style style:name="T33" style:family="text">
      <style:text-properties officeooo:rsid="0028c1c5"/>
    </style:style>
    <style:style style:name="T34" style:family="text">
      <style:text-properties officeooo:rsid="001a83f4"/>
    </style:style>
    <style:style style:name="T35" style:family="text">
      <style:text-properties officeooo:rsid="001ab271"/>
    </style:style>
    <style:style style:name="T36" style:family="text">
      <style:text-properties officeooo:rsid="001ea8c1"/>
    </style:style>
    <style:style style:name="T37" style:family="text">
      <style:text-properties officeooo:rsid="001ee4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ttler Joe:</text:p>
      <text:p text:style-name="P1">Grew up in a middle-class family without issues and managed to get a good education growing up. His father is a botanist <text:span text:style-name="T1">(</text:span><text:span text:style-name="T2">glorified farmer</text:span><text:span text:style-name="T1">) </text:span>who taught him a lot about plants and how to handle them. Because his sibling inherited his father’s job, he <text:span text:style-name="T1">went into trade where he worked as a local merchant selling his families plants and produce. </text:span><text:span text:style-name="T2">However he got bored of his job very quickly as selling the same plants everyday was monotonous for him. When he got the opportunity to sell the plants to a client in a different city for the first time in his life he experienced the world outside his hometown. Realising he had wanderlust he prepared to leave his old life behind. After learning how to build a settlement from the ground up and how to survive in the wild he set out to start his new life. He is the first person to wound up in Milenia.</text:span></text:p>
      <text:p text:style-name="P1"/>
      <text:p text:style-name="P3">Survivalist Roger:</text:p>
      <text:p text:style-name="P10">Grew up in a somewhat poor family where his father was always at work and his mother neglected and abused him. He was a problem child as well that had a hard time connecting with other people and finding friends which made him feel very lonely. When he was in his teens he only saw a bleak future ahead of him. As a last chance he inscribed in the military to escape his <text:span text:style-name="T19">depressing</text:span> life. There he was taught discipline and matured a lot but he also found friends that cared for him and people he would sacrifice his life for. During his time in service he fought many battles where he was confronted with horrors of war <text:span text:style-name="T17">and the bad side of humanity developing a </text:span><text:span text:style-name="T20">paralyzing</text:span><text:span text:style-name="T17"> fear of explosions. After serving for practically most of his life in the military and losing a lot of companions in that time he decided to live his latter half of his life in peace and quiet. </text:span><text:span text:style-name="T18">Wandering aimlessly from town to town living and surviving on his own he finds a small settlement that piques his interest.</text:span></text:p>
      <text:p text:style-name="P10"/>
      <text:p text:style-name="P4">Thief Elif:</text:p>
      <text:p text:style-name="P4"><text:span text:style-name="T3">Gr</text:span><text:span text:style-name="T4">ew up in a very poor and very big family in the slums of a very big city (capitol?). She had to fight everyday just to have food and money which she aquired by thieving them off unsuspecting fools. </text:span><text:span text:style-name="T15">Albeit she enjoyed stealing being a kleptomaniac</text:span><text:span text:style-name="T4">. Because of her standing in society she never had the chance for proper education and hasn’t been able to find a proper job to sustain herself and her family but she still cherishes her life and had a positive outlook because of her loving family. Through her Upbringing and Circumstances she has the street smarts and isn’t easily fooled. </text:span><text:span text:style-name="T5">As a sibling became terribly ill with a rare sickness she needed to get a lot of money to pay for the proper treatment to save them. Her Plan was to rob from one of the nobles that were </text:span><text:span text:style-name="T15">very</text:span><text:span text:style-name="T5"> rich with gold. In the night of the robbery she managed to rob enough gold while being unscathed and unnoticed, only for her to be seen by one of the nobles children. Having no way of convinc</text:span><text:span text:style-name="T15">ing</text:span><text:span text:style-name="T5"> the child to keep his mouth shut </text:span><text:span text:style-name="T7">s</text:span><text:span text:style-name="T5">he had to r</text:span><text:span text:style-name="T7">u</text:span><text:span text:style-name="T5">n away. After the reported robbery guards all over the city were looking for her. </text:span><text:span text:style-name="T6">Meanwhile she was able to trade in the gold for money on the black market and gave the money to her family for the treatment and ran away. Stumbling through the lands surviving on whatever she found one day she comes across </text:span><text:span text:style-name="T15">a</text:span><text:span text:style-name="T6"> settlement with no connection to the cities finally finding a place to hide.</text:span></text:p>
      <text:p text:style-name="P11"/>
      <text:p text:style-name="P11"/>
      <text:p text:style-name="P11"/>
      <text:p text:style-name="P11"/>
      <text:p text:style-name="P11"/>
      <text:p text:style-name="P11"/>
      <text:p text:style-name="P11"/>
      <text:p text:style-name="P11"/>
      <text:p text:style-name="P11"/>
      <text:p text:style-name="P11"/>
      <text:p text:style-name="P5"><text:soft-page-break/>Innkeeper Dean:</text:p>
      <text:p text:style-name="P6"><text:span text:style-name="T3">Ever since he was a child Dean wanted to become an adventurerer and explore the world. He was often running around in woods or was looking </text:span><text:span text:style-name="T9">for</text:span><text:span text:style-name="T3"> interesting spots near his hometown to quench his thirst for exploration and danger. Growing up he learned a lot of combat skills and became </text:span><text:span text:style-name="T15">a</text:span><text:span text:style-name="T3"> formidable fighter. When he was old enough he set out to fulfill his dream. In his journey</text:span><text:span text:style-name="T9">s</text:span><text:span text:style-name="T3"> he experienced a lot and found </text:span><text:span text:style-name="T9">himsel</text:span><text:span text:style-name="T15">f</text:span><text:span text:style-name="T9"> friends</text:span><text:span text:style-name="T3"> to go along with his adventures. He did a lot of mercenary work and helped townsfolk in whatever problem they got for a little coin. But one day Dean and his crew came across a parculiar tower that was said to be cursed and should never be entered. Of course Dean’s curiosity ignored all warnings, he broke the taboo and entered the tower with his friends. After quite some time only he emerged all bloodied and </text:span><text:span text:style-name="T15">with</text:span><text:span text:style-name="T3"> lifeless </text:span><text:span text:style-name="T15">eyes</text:span><text:span text:style-name="T3"> like a living corpse. Wandering aimlessly he was picked up and saved by merchant travelers finding him randomly. </text:span><text:span text:style-name="T8">Then he rehabilitated in a town trying to overcome the trauma he experienced in that tower never stepping one foot out of that town. After many years he was finally acting normal again </text:span><text:span text:style-name="T9">and</text:span><text:span text:style-name="T8"> he wished to build his own inn and become an innkeeper </text:span><text:span text:style-name="T15">(to talk with adventureres)</text:span><text:span text:style-name="T8">. As luck would have it he found a small village missing an inn and </text:span><text:span text:style-name="T10">he</text:span><text:span text:style-name="T8"> knew where to start his business.</text:span></text:p>
      <text:p text:style-name="P12"/>
      <text:p text:style-name="P12"/>
      <text:p text:style-name="P7"><text:span text:style-name="T21">O</text:span>racle Delphi:</text:p>
      <text:p text:style-name="P8"><text:span text:style-name="T3">Not much is known about her past. </text:span><text:span text:style-name="T11">From her own account she said to have lived a normal life as a normal child in a normal town. How and why she became an oracle she never revealed</text:span><text:span text:style-name="T3">. </text:span><text:span text:style-name="T11">S</text:span><text:span text:style-name="T3">he has been seen in towns all over the world acting as an oracle talking about prophecies that will happen to the townsfolk. Where </text:span><text:span text:style-name="T11">she spelled doom she was chased away as if she was a witch trying to destroy people’s lives. Where she spelled good omens she was hailed as a goddess that was sent down to save this world’s folk. Regardless of the reactions all of her prophecies came true and the people would be speechless. And as she suddenly appeared she would just as quickly disappear with no trace whatsoever. </text:span><text:span text:style-name="T12">Then with a faint glow in her eyes she finds a small village in the middle of nowhere that occupies all of her attention.</text:span></text:p>
      <text:p text:style-name="P13"/>
      <text:p text:style-name="P13"/>
      <text:p text:style-name="P9">Priest Demetrius:</text:p>
      <text:p text:style-name="P14"><text:span text:style-name="T3">Growing up in a strictly religious and rich family he learned of the religion and became instantly fanatical. Trying to impress his father who neglected him in favor of his religion where he spent most of his </text:span><text:span text:style-name="T16">time</text:span><text:span text:style-name="T3"> preaching the word and convert</text:span><text:span text:style-name="T16">ing</text:span><text:span text:style-name="T3"> more people into the religion. Demetrius focused his education on religion and learning everything to become a priest. </text:span><text:span text:style-name="T14">Achieving that he set out to further share the religion with </text:span><text:span text:style-name="T16">non-believers</text:span><text:span text:style-name="T14">. </text:span><text:span text:style-name="T13">He was very well spoken and was able to win over many people’s hearts with them devoting themselves fully to him and the religion. Realizing what power he has by controlling others made him ecstatic. In his many years as </text:span><text:span text:style-name="T14">a </text:span><text:span text:style-name="T13">priest </text:span><text:span text:style-name="T14">he</text:span><text:span text:style-name="T13"> helped the church </text:span><text:span text:style-name="T14">by bringing the religion to many towns, creating and establishing local churches and converting as many people as he can. But also he and his followers often faced angry mobs calling them “lunatics“ or “madmen“ that are trying to destroy the town’s peace forcing him to run away time and time again</text:span><text:span text:style-name="T13">. </text:span><text:span text:style-name="T14">Growing old he craved</text:span><text:span text:style-name="T13"> his own </text:span><text:span text:style-name="T14">magnificient </text:span><text:span text:style-name="T13">church to represent </text:span><text:span text:style-name="T14">the religion and to satisfy his hunger for power. When he heard about a remote village with no connection to the outside, he finally found his plac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24"><text:soft-page-break/>Humphrey:</text:p>
      <text:p text:style-name="P24"/>
      <text:p text:style-name="P24">Born into a family of nobility in a town north-east of Milenia, Humphrey spent his childhood years living in absolute abundance. While commoners living in the slums surrounding his town were fighting for everyday survival, he enjoyed a careless life with an excellent education and a near endless supply of food <text:span text:style-name="T31">causing him to gr</text:span><text:span text:style-name="T32">o</text:span><text:span text:style-name="T31">w larger in width than in size</text:span>. Given his bloodline it was excpected from birth that Humphrey would eventually step into the foo<text:span text:style-name="T33">t</text:span>steps of his <text:span text:style-name="T34">father and take over his position within the military as a high ranking strategist. Ever since he hit puberty, he had to learn about the art of war and how to operate an army to prepare him for his future. Humphrey however </text:span><text:span text:style-name="T35">never enjoyed the cruel nature of war and couldn’t for the life of him imagine ever leading an army, given his nervous nature. He spent most of his time researching and learning about his actuall passion: Baking. Ever since he was a small but already chubby child, he would watch and be amazed by the skill and precision of the bakers preparing all of these delicasies for him an his family inside the royal kitchen. His father not wanting him to stray from the path he carved out for him eventually decided to disallow any of the bakers from showing Humphrey the art of baking anymore. Frustrated and saddened by this, Humphrey decided to flee into one of the slums to escape his inevitable fate. Within those slums he saw the truth of so many people living within the town: Poverty, Crime and Hunger. Having spent all of his life oblivious to the suffering of those people Humphrey was riddled with guilt and swore to never return to his noble roots. Knowing that his family would start looking for him, he decided to flee the town alltogether and look for another place, where he can pursue his true passion. </text:span></text:p>
      <text:p text:style-name="P24"/>
      <text:p text:style-name="P25"><text:span text:style-name="T33">Brandon</text:span>:</text:p>
      <text:p text:style-name="P25"/>
      <text:p text:style-name="P25">Ever since his childhood <text:span text:style-name="T33">Brandon</text:span> pursued on goal: Making the people arround him laugh. Growing up in a impoverished small village in the west of Mileania, he was forced to witness a lot of suffering. His father was an alcoholic that beat him frequently and his mother was a prositute that killed herself while he was still a baby. Despite his rough childhood he had a talent for cheering people up in even the roughest of situations. To avoid the hand of his father he spent most of his childhood wandering through the village looking for ways to cheer the people up dressed as a harlequin. As the years passed, he grew more and more tired of the same sad faces and started drinking to cope with the hopeless reality he was in. <text:span text:style-name="T36">Due to his excessive drinking his comedy devolved into a pitifull display of a man in his early 20s dancing around in the streets with bad makeup and a strong body odor. The next decade he spent as a drunkard annoying the people within the village and collecting small donations here and there to upkeep his drinking. Having gained a reputation </text:span><text:span text:style-name="T37">as</text:span><text:span text:style-name="T36"> a public nuisannce the village people eventually decided to exile him and sent him away. </text:span><text:span text:style-name="T37">As a 30 something year old man with a crippling addiction to alcohol and a long lost sense of humour he went on his way to look for a place where he could relive the carless days of his youth as the harlequin.</text:span></text:p>
      <text:p text:style-name="P25"/>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Altin:</text:p>
      <text:p text:style-name="P19"/>
      <text:p text:style-name="P16"><text:span text:style-name="T26">B</text:span><text:span text:style-name="T22">orn into a family of wanderes Altin has seen many people and many places. He has witnessed extreme poverty but also extreme wealth. Despite never having a real place he could call home Altin was a happy kid, the was raised to be both kind but also to be cautious of the intentions of other people. His parents earned the little money they had by buying and </text:span><text:span text:style-name="T27">then</text:span><text:span text:style-name="T22"> selling products like clothing and weapons at a profit. Altin never had the sharpest mind and would often get himself in trouble by saying stupid things to the wrong people, but there was one thing that Altin truly excelled at: Trading. Already at a young age Altin took over the task of trading goods and given his great skills he managed to make his family a lot of money. </text:span><text:span text:style-name="T28">Having seen the extravagant lives of the rich Altin wanted to by exactly like them. He used the money he earned to buy himself better clothing and even paid a merchant to teach him some skills. His parents were happy about Altins successful trading but ultimately wanted to continue their life as wanderes without any luxury. Altin wasn’t conempt with that and decided to leave his parents to create his own buisiness and generate wealth that would put him amongst the ranks of the nobility. Seeing his oportunity to build said buisiness in a small but emergying town called milenia he took his chances and went there.</text:span></text:p>
      <text:p text:style-name="P20"/>
      <text:p text:style-name="P20"/>
      <text:p text:style-name="P17"><text:span text:style-name="T28">A</text:span><text:span text:style-name="T22">mber:</text:span></text:p>
      <text:p text:style-name="P21"/>
      <text:p text:style-name="P17"><text:span text:style-name="T22">Ever since her childhood Amber was know as a loud and energetic child. A lot of her youth was spent brawling with people in the town, less because there was a conflict and more because she simply enjoyed a good fight. Her parents weren’t really happy with her free – time activities but they didn’t really go against it either. Problems arose however when </text:span><text:span text:style-name="T29">A</text:span><text:span text:style-name="T22">mber became an adult and was expected to earn her own living. Due to her rough and energetic </text:span><text:span text:style-name="T29">nature</text:span><text:span text:style-name="T22"> most jobs she tried working at eventually fired her for wreaking havoc around the workplace. Her situation seemed grim until she came acros the nobility blacksmith. She was in awe of the weapons beeing crafted there and ask</text:span><text:span text:style-name="T30">ed</text:span><text:span text:style-name="T22"> the old blacksmith working there if he could teach her. The blacksmith has never before taught a woman </text:span><text:span text:style-name="T29">thinking their frail bodies weren’t fit for the works as a blacksmith</text:span><text:span text:style-name="T22">, but due to ambers fighting background she was quite strong and muscular which is why he decided to give her a chance. Amber absolutely excelled at this profession and managed to convert all her energy into the strenous job </text:span><text:span text:style-name="T25">of</text:span><text:span text:style-name="T22"> smithing weapons. She did her job so well, that she soon made better weapons than her teacher. </text:span><text:span text:style-name="T29">Despite enjoying her craft she started growing tired of always crafting the same old broadswords and armories for the nobilities and decided to leave her hometown alltogether to pursue new challenges.</text:span></text:p>
      <text:p text:style-name="P22"/>
      <text:p text:style-name="P22">Abel:</text:p>
      <text:p text:style-name="P22"/>
      <text:p text:style-name="P18"><text:span text:style-name="T22">Abel grew up in a sheltered home in a town close to milenia. Both of his parents were part of the working class and earned a decent living. Due to his parents beeing overprotective of his son he was never really allowed to play outside with the other kids. His parents feared for his son becoming influenced by the criminal activities of some of the children. Due to his social isolation Abel spent a lot of time reading books and researching about complex topics like philiosophy, religon and war at the library. Normally only nobility would allowed into the halls of the library, but to ensure a good education for abel, his parents spent a lot of money so he could enter the library too. Inside the halls Abel had lots of heated discussions about <text:s/></text:span><text:span text:style-name="T23">things like the purpouse of religion. Despite his young age he was extremely well spoken and could eas</text:span><text:span text:style-name="T25">ily</text:span><text:span text:style-name="T23"> hold complex discussion with people much older than him. Despite being very smart, he lacked many basic social skills and would often say ofbeat things to the people arround him. On one faithfull day abel saw a older woman reading a religious text about life after death. Abel beeing a firm beliver that no such thing existed approached the woman and told her to accept the reality of death. The woman, a high ranking nobility who had just lost one of her children to a disease was overcome with anger and disallowed abel from ever entering the library again. Abel now banned from his only true safespace </text:span><text:soft-page-break/><text:span text:style-name="T23">and with no other form of social contact decided to leave his parents house at mere 12 years to look for a place that could appreciate his superiour intellect and his criticall thinking skills. </text:span></text:p>
      <text:p text:style-name="P23"/>
      <text:p text:style-name="P23"/>
      <text:p text:style-name="P23"/>
      <text:p text:style-name="P23"/>
      <text:p text:style-name="P23"/>
      <text:p text:style-name="P15"><text:span text:style-name="T23">F</text:span><text:span text:style-name="T24">anatics:<text:line-break/><text:line-break/>Fanatics are people coming from all walks of lives and every class of society. They are often definied by tragic events that have occurred within their lives that have led them to devote their lives to the gods in hope of gaining their favor. They spend most of their time within churches or praying for the mercy of <text:s/>the gods. Many of them claim that the gods have spoken to them and warned them about the great collapse awaiting all human live. When not in church they wander arround the streets preaching the words of the gods that allegedly talked to them and trying to get more people to join their religious cult. Many towns lock away those fanatics in fear of them creating unrest within the population, others merely send them away to look for another place where they fullfil their job given by the gods. In recent years the number of people that claim that the gods have spoken to them has risen siginificantly leading people to belive that there may be some truth to the claims of the fanatics. </text:span><text:span text:style-name="T25">Hearing word about a true prophet of the gods some of the fanatics decided to join his cult in a small town called mileni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5T15:59:39.771000000</meta:creation-date>
    <dc:date>2021-12-19T10:47:03.799000000</dc:date>
    <meta:editing-duration>PT56M43S</meta:editing-duration>
    <meta:editing-cycles>13</meta:editing-cycles>
    <meta:generator>LibreOffice/7.0.4.2$Windows_X86_64 LibreOffice_project/dcf040e67528d9187c66b2379df5ea4407429775</meta:generator>
    <meta:document-statistic meta:table-count="0" meta:image-count="0" meta:object-count="0" meta:page-count="5" meta:paragraph-count="23" meta:word-count="2784" meta:character-count="15439" meta:non-whitespace-character-count="12672"/>
  </office:meta>
</office:document-meta>
</file>